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edClassCacheableService.multiConditionalCacheAndEvict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cacheNull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customKeyGenerator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updat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throwChecked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conditional(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evictEarly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unknownCustomKeyGenerator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throwUnchecked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cacheSyncNull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multiEvict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multiUpdat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customCacheManager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nam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throwCheckedSync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unless( in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cach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nullInv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unknownCustomCacheManager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nullValu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ClassCacheableService.key(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evictWithException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multiCache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varArgsKey(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putRefersToResult( TestEntity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notatedClassCacheableService.evict( Object arg1 , Objec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CacheableService.conditionalUpdate(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evictAll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notatedClassCacheableService.cacheSync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conditionalSync( int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rootVars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multiCacheAndEvict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throwUncheckedSync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ClassCacheableService.evictAllEarly(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